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30-3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LEANSING PRECEDING THIS RESTORATION (30:4-8, 11-16, 23-24; 31:15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CLEANSING PRECEDING THIS RESTORATION (30:4-8, 11-16, 23-24; 31:15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For the Gentile nations (30:16, 23-2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For the Gentile nations (30:16, 23-24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ir armies will be utterly destroyed (30:16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God's wrath will descend on them like a driving wind (30:23-24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CLEANSING PRECEDING THIS RESTORATION (30:4-8, 11-16, 23-24; 31:15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For the Gentile nations (30:16, 23-24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For the Jewish nation (30:4-8, 11-15; 31:15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For the Jewish nation (30:4-8, 11-15; 31:15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need for suffering (30:11-15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nature of suffering (30:4-8; 31:15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CLEANSING PRECEDING THIS RESTORATION (30:4-8, 11-16, 23-24; 31:15):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For the Gentile nations (30:16, 23-24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For the Jewish nation (30:4-8, 11-15; 31:1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JEREMIAH 30-31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CLEANSING PRECEDING THIS RESTORATION (30:4-8, 11-16, 23-24; 31:15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CONDITIONS DURING THIS RESTORATION (30:1-3, 9-10, 17-22; 31:1-14, 16-3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CONDITIONS DURING THIS RESTORATION (30:1-3, 9-10, 17-22; 31:1-14, 16-30)<text:s text:c="1"/></text:span><text:span text:style-name="a527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Israel will be regathered and resettled in its land from throughout the world (30:1-3, 10; 31:8-10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y will serve the Lord their God and David their king (30:9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capital (Jerusalem) and other cities will be rebuilt (30:17-18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ir population will be greatly increased (30:19-21; 31:27-30)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y once again will become God's special people (30:22; 31:1-3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y will experience unprecedented joy (31:4-7, 11-14, 16-26).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JEREMIAH 30-31<text:s text:c="1"/></text:span><text:span text:style-name="a554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THE CLEANSING PRECEDING THIS RESTORATION (30:4-8, 11-16, 23-24; 31:15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CONDITIONS DURING THIS RESTORATION (30:1-3, 9-10, 17-22; 31:1-14, 16-30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THE COVENANT GUARANTEEING THIS RESTORATION (31:31-40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THE COVENANT GUARANTEEING THIS RESTORATION (31:31-40)<text:s text:c="1"/></text:span><text:span text:style-name="a572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Its superiority (31:31-34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Its security (31:35-40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JEREMIAH 30-31<text:s text:c="1"/></text:span><text:span text:style-name="a587" text:class-names=""/></text:p>
          </draw:text-box>
          <svg:title/>
          <svg:desc/>
        </draw:frame>
        <draw:frame draw:id="id104" presentation:style-name="a602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THE CLEANSING PRECEDING THIS RESTORATION (30:4-8, 11-16, 23-24; 31:15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CONDITIONS DURING THIS RESTORATION (30:1-3, 9-10, 17-22; 31:1-14, 16-30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COVENANT GUARANTEEING THIS RESTORATION (31:31-40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30-31 </dc:title>
    <meta:initial-creator>David STRICKLAND</meta:initial-creator>
    <dc:creator>David STRICKLAND</dc:creator>
    <meta:creation-date>2020-02-24T10:53:30Z</meta:creation-date>
    <dc:date>2020-02-24T10:53:31Z</dc:date>
    <meta:template xlink:href="BibleStudy" xlink:type="simple"/>
    <meta:editing-cycles>1</meta:editing-cycles>
    <meta:editing-duration>PT0S</meta:editing-duration>
    <meta:document-statistic meta:paragraph-count="37" meta:word-count="414"/>
  </office:meta>
</office:document-meta>
</file>